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_20_concave" draw:marker-end-width="0.15cm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_20_concave" draw:marker-end-width="0.15cm" draw:fill="solid" draw:fill-color="#23ff23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2.084cm"/>
    </style:style>
    <style:style style:name="gr5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1.661cm"/>
    </style:style>
    <style:style style:name="gr6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1.449cm"/>
    </style:style>
    <style:style style:name="gr7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2.084cm"/>
    </style:style>
    <style:style style:name="gr8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1.661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0pt"/>
    </style:style>
    <style:style style:name="T2" style:family="text">
      <style:text-properties fo:font-family="'Courier New'" style:font-family-generic="modern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cm" svg:height="6.5cm" svg:x="0.635cm" svg:y="1.13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.135cm" svg:y="1.635cm">
          <text:p text:style-name="P2"><text:span text:style-name="T1">Parent</text:span></text:p>
          <text:p text:style-name="P2"><text:span text:style-name="T1">annexing</text:span></text:p>
          <text:p text:style-name="P2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1.135cm" svg:y="5.135cm">
          <text:p text:style-name="P2"><text:span text:style-name="T1">Child</text:span></text:p>
          <text:p text:style-name="P2"><text:span text:style-name="T1">ceding</text:span></text:p>
          <text:p text:style-name="P2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.635cm" svg:y1="5.135cm" svg:x2="3.635cm" svg:y2="3.635cm">
          <text:p text:style-name="P6"/>
        </draw:line>
        <draw:line draw:style-name="gr3" draw:text-style-name="P3" draw:layer="layout" svg:x1="4.135cm" svg:y1="3.635cm" svg:x2="2.635cm" svg:y2="5.135cm">
          <text:p text:style-name="P6"/>
        </draw:line>
        <draw:frame draw:style-name="gr4" draw:text-style-name="P4" draw:layer="layout" svg:width="2.584cm" svg:height="0.675cm" svg:x="0.577cm" svg:y="3.626cm">
          <draw:text-box>
            <text:p text:style-name="P4">1. nominate</text:p>
          </draw:text-box>
        </draw:frame>
        <draw:frame draw:style-name="gr5" draw:text-style-name="P4" draw:layer="layout" svg:width="2.161cm" svg:height="0.675cm" svg:x="2.804cm" svg:y="4.635cm">
          <draw:text-box>
            <text:p text:style-name="P4">2. revoke</text:p>
          </draw:text-box>
        </draw:frame>
        <draw:custom-shape draw:style-name="gr1" draw:text-style-name="P1" draw:layer="layout" svg:width="5cm" svg:height="6.5cm" svg:x="6.135cm" svg:y="1.13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6.635cm" svg:y="1.635cm">
          <text:p text:style-name="P5"><text:span text:style-name="T1">Parent</text:span></text:p>
          <text:p text:style-name="P5"><text:span text:style-name="T1">ceding</text:span></text:p>
          <text:p text:style-name="P5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8.635cm" svg:y="5.135cm">
          <text:p text:style-name="P5"><text:span text:style-name="T1">Child</text:span></text:p>
          <text:p text:style-name="P5"><text:span text:style-name="T1">annexing</text:span></text:p>
          <text:p text:style-name="P5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949cm" svg:height="0.675cm" svg:x="8.211cm" svg:y="3.626cm">
          <draw:text-box>
            <text:p text:style-name="P6"><text:span text:style-name="T1">1. </text:span><text:span text:style-name="T2">grant</text:span></text:p>
          </draw:text-box>
        </draw:frame>
        <draw:line draw:style-name="gr3" draw:text-style-name="P1" draw:layer="layout" svg:x1="8.051cm" svg:y1="3.635cm" svg:x2="9.135cm" svg:y2="5.135cm">
          <text:p text:style-name="P6"/>
        </draw:line>
        <draw:custom-shape draw:style-name="gr1" draw:text-style-name="P1" draw:layer="layout" svg:width="7cm" svg:height="6.5cm" svg:x="11.635cm" svg:y="1.135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2cm" svg:x="14.135cm" svg:y="1.635cm">
          <text:p text:style-name="P5"><text:span text:style-name="T1">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12.138cm" svg:y="5.136cm">
          <text:p text:style-name="P5"><text:span text:style-name="T1">Child</text:span></text:p>
          <text:p text:style-name="P5"><text:span text:style-name="T1">ceding</text:span></text:p>
          <text:p text:style-name="P5"><text:span text:style-name="T1">terr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2.638cm" svg:y1="5.136cm" svg:x2="14.638cm" svg:y2="3.636cm">
          <text:p text:style-name="P6"/>
        </draw:line>
        <draw:line draw:style-name="gr3" draw:text-style-name="P3" draw:layer="layout" svg:x1="15.138cm" svg:y1="3.636cm" svg:x2="13.638cm" svg:y2="5.136cm">
          <text:p text:style-name="P6"/>
        </draw:line>
        <draw:frame draw:style-name="gr7" draw:text-style-name="P4" draw:layer="layout" svg:width="2.584cm" svg:height="0.675cm" svg:x="11.58cm" svg:y="3.627cm">
          <draw:text-box>
            <text:p text:style-name="P6"><text:span text:style-name="T1">1. </text:span><text:span text:style-name="T2">nominate</text:span></text:p>
          </draw:text-box>
        </draw:frame>
        <draw:frame draw:style-name="gr8" draw:text-style-name="P4" draw:layer="layout" svg:width="2.161cm" svg:height="0.675cm" svg:x="13.807cm" svg:y="4.636cm">
          <draw:text-box>
            <text:p text:style-name="P6"><text:span text:style-name="T1">2. </text:span><text:span text:style-name="T2">revoke</text:span></text:p>
          </draw:text-box>
        </draw:frame>
        <draw:custom-shape draw:style-name="gr2" draw:text-style-name="P2" draw:layer="layout" svg:width="2cm" svg:height="2cm" svg:x="16.135cm" svg:y="5.136cm">
          <text:p text:style-name="P5"><text:span text:style-name="T1">Child</text:span></text:p>
          <text:p text:style-name="P5"><text:span text:style-name="T1">annexing</text:span></text:p>
          <text:p text:style-name="P5"><text:span text:style-name="T1">terr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949cm" svg:height="0.675cm" svg:x="15.711cm" svg:y="3.627cm">
          <draw:text-box>
            <text:p text:style-name="P6"><text:span text:style-name="T1">3. </text:span><text:span text:style-name="T2">grant</text:span></text:p>
          </draw:text-box>
        </draw:frame>
        <draw:line draw:style-name="gr3" draw:text-style-name="P1" draw:layer="layout" svg:x1="15.551cm" svg:y1="3.636cm" svg:x2="16.635cm" svg:y2="5.136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9-06T17:29:41</meta:creation-date>
    <dc:creator>Russ</dc:creator>
    <dc:date>2006-09-08T19:16:47</dc:date>
    <dc:language>en-GB</dc:language>
    <meta:editing-cycles>4</meta:editing-cycles>
    <meta:editing-duration>PT24M3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